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color="#000000"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4pt"/>
    </style:style>
    <style:style style:name="T1" style:family="text">
      <style:text-properties style:font-name="Verdana1"/>
    </style:style>
    <style:style style:name="T2" style:family="text">
      <style:text-properties style:font-name="Verdana1" fo:font-size="14pt"/>
    </style:style>
    <style:style style:name="T3" style:family="text">
      <style:text-properties style:font-name="Verdana1" fo:font-size="14pt" style:text-underline-style="solid" style:text-underline-width="auto" style:text-underline-color="font-color"/>
    </style:style>
    <style:style style:name="T4" style:family="text">
      <style:text-properties style:font-name="Verdana1" fo:font-size="14pt"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umpkin Muffins<text:line-break/></text:span><text:span text:style-name="T1">Makes 12 muffins</text:span></text:p>
      <text:p text:style-name="P3"><text:span text:style-name="T1"/></text:p>
      <text:p text:style-name="P3"><text:span text:style-name="T1">(pic)</text:span></text:p>
      <text:p text:style-name="P2"/>
      <text:p text:style-name="Standard"/>
      <text:p text:style-name="P4">2 cups whole wheat pastry flour<text:line-break/>1t baking soda<text:line-break/>½ t salt<text:line-break/>1t cinnamon<text:line-break/>½ t ginger<text:line-break/>¼ t cloves<text:line-break/>1/8t nutmeg<text:line-break/>¾ cup dark brown sugar or sucanat<text:line-break/>3T molasses<text:line-break/>¼ c olive oil<text:line-break/>2 eggs<text:line-break/>1 c pureed pumpkin<text:line-break/>¾ c soured milk or buttermilk<text:line-break/><text:line-break/>In a small bowl combine flour, soda, salt, cinnamon, ginger, nutmeg and brown sugar or sucanat. Set aside. In a mixer bowl combine remaining ingredients. Mix until well combined. Add flour mixture and mix until all ingredients are just combined.</text:p>
      <text:p text:style-name="P4"><text:line-break/>Spray a muffin pan with non-stick spray. Using a ¼ cup measuring cup fill each muffin tin. Bake at 400 for about 15 minutes. Let cool on a rack for about 10 to 15 minutes before removing from pan. </text:p>
      <text:p text:style-name="P1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8:40:38.70</meta:creation-date>
    <meta:document-statistic meta:table-count="0" meta:image-count="0" meta:object-count="0" meta:page-count="1" meta:paragraph-count="5" meta:word-count="132" meta:character-count="700"/>
    <dc:date>2017-05-05T18:42:02.28</dc:date>
    <dc:creator>Crystal Miller</dc:creator>
    <meta:editing-duration>PT1M23S</meta:editing-duration>
    <meta:editing-cycles>1</meta:editing-cycles>
    <meta:generator>OpenOffice/4.1.1$Win32 OpenOffice.org_project/411m6$Build-9775</meta:generator>
  </office:meta>
</office:document-meta>
</file>